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1 : Test de la mémoire d'un utilisateur</text:p>
      <text:p text:style-name="Standard"/>
      <text:p text:style-name="Standard">But : programme qui permet à un utilisateur de tester sa propre mémoire, avec 10 nombres entiers plus grands que 12 et plus petits que 489, dans les conditions suivantes :</text:p>
      <text:p text:style-name="Standard"/>
      <text:p text:style-name="P2">L'ordinateur génère et affiche 10 nombres aléatoires entiers, tous :</text:p>
      <text:p text:style-name="Standard"/>
      <text:list xml:id="list1612171245" text:style-name="L1">
        <text:list-item>
          <text:p text:style-name="P3">plus grands que 12</text:p>
        </text:list-item>
        <text:list-item>
          <text:p text:style-name="P3">inférieurs ou égaux à 488</text:p>
        </text:list-item>
      </text:list>
      <text:p text:style-name="Standard"/>
      <text:p text:style-name="Standard">L'utilisateur doit apprendre les nombres, puis appuyer sur entrée</text:p>
      <text:p text:style-name="Standard"/>
      <text:p text:style-name="Standard">On lui redemande les 10 nombres, un par un, en lui imposant l'ordre aléatoirement : c'est l'ordinateur qui demande le nombre ( ex : <text:s/>le 5eme, puis le 2ème ..etc)</text:p>
      <text:p text:style-name="Standard"/>
      <text:p text:style-name="Standard">L'utilisateur n'a droit qu'à 10 réponses en tout. Après chaque réponse, l'ordinateur affiche l'un des deux messages suivants :</text:p>
      <text:list xml:id="list944618422" text:style-name="L2">
        <text:list-item>
          <text:p text:style-name="P4">c'est juste</text:p>
        </text:list-item>
        <text:list-item>
          <text:p text:style-name="P4">c'est faux</text:p>
        </text:list-item>
      </text:list>
      <text:p text:style-name="Standard"/>
      <text:p text:style-name="Standard">Après les <text:s/>10 réponses de l'utilisateur, on affiche sa note sur 20 : une bonne réponse rapporte 2 points, une mauvaise, 0 point.</text:p>
      <text:p text:style-name="Standard"/>
      <text:p text:style-name="Standard"/>
      <text:p text:style-name="Standard"/>
      <text:p text:style-name="Standard">Exercice 2: Maximum de 4 nombres entiers</text:p>
      <text:p text:style-name="Standard"/>
      <text:p text:style-name="Standard">Ecrire l'algorithme d'un programme qui détermine la plus grande valeur parmi 4 valeurs entières demandées <text:s/>à l'utilisateur. On réfléchira au nom des variables.</text:p>
      <text:p text:style-name="Standard"/>
      <text:p text:style-name="Standard"/>
      <text:p text:style-name="Standard">Exercice 3 : Nombres complexes</text:p>
      <text:p text:style-name="Standard"/>
      <text:p text:style-name="Standard">Ecrire l'algorithme, puis la version en langage C, du programme qui :</text:p>
      <text:p text:style-name="Standard"/>
      <text:list xml:id="list1370819193" text:style-name="L3">
        <text:list-item>
          <text:p text:style-name="P5">demandera la partie réelle et la partie imaginaire d'un premier nombre complexe</text:p>
        </text:list-item>
        <text:list-item>
          <text:p text:style-name="P5">calculera et affichera son module et son argument</text:p>
        </text:list-item>
        <text:list-item>
          <text:p text:style-name="P5">fera la même chose pour un deuxième nombre complexe</text:p>
        </text:list-item>
        <text:list-item>
          <text:p text:style-name="P5">calculera et affichera la somme de ceux deux nombres complexes</text:p>
        </text:list-item>
        <text:list-item>
          <text:p text:style-name="P5">calculera et affichera le produit de ces deux nombres complex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O20 <text:s/>/ TD <text:s/>A06 <text:s/><text:tab/><text:tab/>Eric Bachard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OoLight/1.5$Unix OpenOffice.org_project/150r1531$Build-151</meta:generator>
    <meta:initial-creator>Eric Bachard</meta:initial-creator>
    <meta:creation-date>2006-10-25T07:11:36</meta:creation-date>
    <dc:date>2016-03-18T10:36:23</dc:date>
    <meta:editing-cycles>11</meta:editing-cycles>
    <meta:editing-duration>PT00H28M44S</meta:editing-duration>
    <meta:document-statistic meta:character-count="1473" meta:image-count="0" meta:object-count="0" meta:page-count="1" meta:paragraph-count="21" meta:table-count="0" meta:word-count="255"/>
    <meta:user-defined meta:name="Info 1"/>
    <meta:user-defined meta:name="Info 2"/>
    <meta:user-defined meta:name="Info 3"/>
    <meta:user-defined meta:name="Info 4"/>
  </office:meta>
</office:document-meta>
</file>